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9d805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9d805" officeooo:paragraph-rsid="0019d805" style:font-weight-asian="bold" style:font-weight-complex="bold"/>
    </style:style>
    <style:style style:name="P5" style:family="paragraph" style:parent-style-name="Standard">
      <style:text-properties fo:font-weight="bold" fo:background-color="#000000" style:font-weight-asian="bold" style:font-weight-complex="bold"/>
    </style:style>
    <style:style style:name="P6" style:family="paragraph" style:parent-style-name="Standard">
      <style:text-properties fo:font-weight="normal" officeooo:rsid="0019d805" officeooo:paragraph-rsid="0019d805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loext:graphic-properties draw:fill="solid" draw:fill-color="#2b2b2b"/>
      <style:paragraph-properties style:line-height-at-least="0.503cm" fo:background-color="#2b2b2b" fo:padding="0cm" fo:border="none" style:shadow="none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1b891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1c19a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fo:font-weight="bold" officeooo:rsid="0019d805" officeooo:paragraph-rsid="001c19a4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1c19a4"/>
    </style:style>
    <style:style style:name="P13" style:family="paragraph" style:parent-style-name="Standard">
      <style:text-properties fo:background-color="#000000"/>
    </style:style>
    <style:style style:name="P14" style:family="paragraph" style:parent-style-name="Standard">
      <style:text-properties fo:background-color="#ffffff"/>
    </style:style>
    <style:style style:name="P15" style:family="paragraph" style:parent-style-name="Standard">
      <style:text-properties fo:font-weight="bold" fo:background-color="#ffffff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style:line-height-at-least="0.503cm" fo:text-align="center" style:writing-mode="lr-tb"/>
      <style:text-properties fo:color="#000000" loext:opacity="100%" style:font-name="JetBrains Mono" fo:font-size="10pt" style:font-name-complex="JetBrains Mono"/>
    </style:style>
    <style:style style:name="T1" style:family="text">
      <style:text-properties officeooo:rsid="0019d8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loext:opacity="100%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808080" loext:opacity="100%" style:font-name="JetBrains Mono" fo:font-size="10pt" fo:font-style="normal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ize="10pt" fo:font-style="normal" style:font-size-asian="10pt" style:font-style-asian="normal" style:font-weight-asian="normal"/>
    </style:style>
    <style:style style:name="T6" style:family="text">
      <style:text-properties fo:color="#ffc66d" loext:opacity="100%" style:font-name="JetBrains Mono" fo:font-size="10pt" fo:font-style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style:font-size-asian="10pt" style:font-style-asian="normal" style:font-weight-asian="normal"/>
    </style:style>
    <style:style style:name="T9" style:family="text">
      <style:text-properties fo:color="#8888c6" loext:opacity="100%" style:font-name="JetBrains Mono" fo:font-size="10pt" fo:font-style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style:font-size-asian="10pt" style:font-style-asian="normal" style:font-weight-asian="normal"/>
    </style:style>
    <style:style style:name="T11" style:family="text">
      <style:text-properties officeooo:rsid="001f42e2"/>
    </style:style>
    <style:style style:name="T12" style:family="text">
      <style:text-properties fo:color="#000000" loext:opacity="100%" style:font-name="JetBrains Mono" fo:font-size="10pt" style:font-name-complex="JetBrains Mono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009cm" fo:min-width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926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3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009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341cm" fo:min-width="4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522cm" fo:min-width="4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96cm" fo:min-width="3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73cm" fo:min-width="3.6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2.051cm" fo:min-width="4.6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836cm" fo:min-width="3.7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341cm" fo:min-width="2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522cm" fo:min-width="3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<text:span text:style-name="T1">ИС-2</text:span><text:span text:style-name="T11">6 Дементьев Артемий</text:span></text:p>
      <text:p text:style-name="P1"/>
      <text:p text:style-name="P2">Практическое занятие No 4</text:p>
      <text:p text:style-name="P2"/>
      <text:p text:style-name="Standard"><text:span text:style-name="T2">Тема</text:span>: Составление программ циклической структуры в IDE PyCharm Community.</text:p>
      <text:p text:style-name="Standard"/>
      <text:p text:style-name="Standard"><text:span text:style-name="T2">Цель</text:span>: закрепить усвоенные знания, понятия, алгоритмы, основные принципы составления</text:p>
      <text:p text:style-name="Standard">программ, приобрести навыки составление программ циклической структуры в IDE</text:p>
      <text:p text:style-name="Standard">PyCharm Community.</text:p>
      <text:p text:style-name="Standard"/>
      <text:p text:style-name="P3">Постановка задачи.</text:p>
      <text:p text:style-name="Standard">Разработать программу, выводящую на экран <text:span text:style-name="T1">сумму квадратов чисел в диапазоне от A до B включительно.</text:span></text:p>
      <text:p text:style-name="Standard"/>
      <text:p text:style-name="Standard"><text:span text:style-name="T2">Тип алгоритма:</text:span> циклический.</text:p>
      <text:p text:style-name="Standard"/>
      <text:p text:style-name="P3">Блок-схема алгоритма:</text:p>
      <text:p text:style-name="Standard"><draw:custom-shape text:anchor-type="paragraph" draw:z-index="0" draw:name="Фигура 1" draw:style-name="gr3" draw:text-style-name="P17" svg:width="2.745cm" svg:height="1.026cm" svg:x="0.413cm" svg:y="0.369cm"><text:p text:style-name="P17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Фигура 4" draw:style-name="gr8" draw:text-style-name="P17" svg:width="5.924cm" svg:height="1.523cm" svg:x="6.99cm" svg:y="0.399cm"><text:p text:style-name="P17">Input Number A</text:p><text:p text:style-name="P17">Number B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9"/>
      <text:p text:style-name="P9"><draw:line text:anchor-type="paragraph" draw:z-index="13" draw:name="Линия 1" draw:style-name="gr1" draw:text-style-name="P16" svg:x1="1.868cm" svg:y1="0.42cm" svg:x2="1.902cm" svg:y2="1.014cm"><text:p/></draw:line></text:p>
      <text:p text:style-name="P9"><draw:line text:anchor-type="paragraph" draw:z-index="17" draw:name="Линия 4" draw:style-name="gr1" draw:text-style-name="P16" svg:x1="4.415cm" svg:y1="2.677cm" svg:x2="8.384cm" svg:y2="0.46cm"><text:p/></draw:line><draw:line text:anchor-type="paragraph" draw:z-index="18" draw:name="Линия 5" draw:style-name="gr1" draw:text-style-name="P16" svg:x1="9.738cm" svg:y1="0.46cm" svg:x2="9.673cm" svg:y2="1.192cm"><text:p/></draw:line></text:p>
      <text:p text:style-name="P9"><draw:custom-shape text:anchor-type="paragraph" draw:z-index="2" draw:name="Фигура 3" draw:style-name="gr4" draw:text-style-name="P17" svg:width="3.243cm" svg:height="1.158cm" svg:x="0.411cm" svg:y="0.041cm"><text:p text:style-name="P17">whil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9"><draw:custom-shape text:anchor-type="paragraph" draw:z-index="4" draw:name="Фигура 5" draw:style-name="gr13" draw:text-style-name="P17" svg:width="3.673cm" svg:height="1.523cm" svg:x="7.721cm" svg:y="0.219cm"><text:p text:style-name="P17">If A &gt;= B</text:p><draw:enhanced-geometry svg:viewBox="0 0 21600 21600" draw:type="rectangle" draw:enhanced-path="M 0 0 L 21600 0 21600 21600 0 21600 0 0 Z N"/></draw:custom-shape></text:p>
      <text:p text:style-name="P9"><draw:line text:anchor-type="paragraph" draw:z-index="14" draw:name="Линия 2" draw:style-name="gr1" draw:text-style-name="P16" svg:x1="1.901cm" svg:y1="0.224cm" svg:x2="2.594cm" svg:y2="1.085cm"><text:p/></draw:line></text:p>
      <text:p text:style-name="P9"><draw:custom-shape text:anchor-type="paragraph" draw:z-index="1" draw:name="Фигура 2" draw:style-name="gr2" draw:text-style-name="P17" svg:width="3.705cm" svg:height="2.019cm" svg:x="1.572cm" svg:y="0.168cm"><text:p text:style-name="P17">tr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9"><draw:line text:anchor-type="paragraph" draw:z-index="19" draw:name="Линия 6" draw:style-name="gr1" draw:text-style-name="P16" svg:x1="9.012cm" svg:y1="0.28cm" svg:x2="7.92cm" svg:y2="1.799cm"><text:p/></draw:line><draw:line text:anchor-type="paragraph" draw:z-index="20" draw:name="Линия 7" draw:style-name="gr1" draw:text-style-name="P16" svg:x1="9.971cm" svg:y1="0.28cm" svg:x2="11.59cm" svg:y2="1.566cm"><text:p/></draw:line></text:p>
      <text:p text:style-name="P9"><draw:custom-shape text:anchor-type="paragraph" draw:z-index="6" draw:name="Фигура 7" draw:style-name="gr12" draw:text-style-name="P17" svg:width="4.732cm" svg:height="2.678cm" svg:x="10.927cm" svg:y="0.086cm"><text:p text:style-name="P17">Sum_of_squares 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9"><draw:custom-shape text:anchor-type="paragraph" draw:z-index="5" draw:name="Фигура 6" draw:style-name="gr12" draw:text-style-name="P17" svg:width="4.732cm" svg:height="2.678cm" svg:x="4.281cm" svg:y="0.095cm"><text:p text:style-name="P17">If A &lt; 0 or B &lt;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5" draw:name="Линия 3" draw:style-name="gr1" draw:text-style-name="P16" svg:x1="2.398cm" svg:y1="0.164cm" svg:x2="2.066cm" svg:y2="9.225cm"><text:p/></draw:line></text:p>
      <text:p text:style-name="P9"/>
      <text:p text:style-name="P9"/>
      <text:p text:style-name="P9"><draw:custom-shape text:anchor-type="paragraph" draw:z-index="8" draw:name="Фигура 9" draw:style-name="gr11" draw:text-style-name="P17" svg:width="7.508cm" svg:height="3.671cm" svg:x="6.63cm" svg:y="0.453cm"><text:p text:style-name="P17">For i in range(A, B + 1)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1" draw:name="Линия 8" draw:style-name="gr1" draw:text-style-name="P16" svg:x1="4.976cm" svg:y1="0.323cm" svg:x2="4.68cm" svg:y2="1.05cm"><text:p/></draw:line><draw:line text:anchor-type="paragraph" draw:z-index="22" draw:name="Линия 9" draw:style-name="gr1" draw:text-style-name="P16" svg:x1="12.485cm" svg:y1="0.453cm" svg:x2="11.922cm" svg:y2="1.217cm"><text:p/></draw:line></text:p>
      <text:p text:style-name="P9"/>
      <text:p text:style-name="P9"><draw:custom-shape text:anchor-type="paragraph" draw:z-index="7" draw:name="Фигура 8" draw:style-name="gr4" draw:text-style-name="P17" svg:width="3.243cm" svg:height="1.158cm" svg:x="2.297cm" svg:y="0.076cm"><text:p text:style-name="P1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9"/>
      <text:p text:style-name="P9"><draw:line text:anchor-type="paragraph" draw:z-index="49" draw:name="Линия 21" draw:style-name="gr1" draw:text-style-name="P16" svg:x1="4.018cm" svg:y1="0.259cm" svg:x2="4.083cm" svg:y2="0.58cm"><text:p/></draw:line></text:p>
      <text:p text:style-name="P9"><draw:line text:anchor-type="paragraph" draw:z-index="23" draw:name="Линия 10" draw:style-name="gr1" draw:text-style-name="P16" svg:x1="7.655cm" svg:y1="0.402cm" svg:x2="5.738cm" svg:y2="1.492cm"><text:p/></draw:line><draw:custom-shape text:anchor-type="paragraph" draw:z-index="48" draw:name="Фигура 29" draw:style-name="gr3" draw:text-style-name="P17" svg:width="2.745cm" svg:height="1.026cm" svg:x="2.531cm" svg:y="0.093cm"><text:p text:style-name="P17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draw:line text:anchor-type="paragraph" draw:z-index="25" draw:name="Линия 12" draw:style-name="gr1" draw:text-style-name="P16" svg:x1="12.021cm" svg:y1="0.478cm" svg:x2="12.485cm" svg:y2="1.997cm"><text:p/></draw:line><draw:line text:anchor-type="paragraph" draw:z-index="26" draw:name="Линия 13" draw:style-name="gr1" draw:text-style-name="P16" svg:x1="5.936cm" svg:y1="0.478cm" svg:x2="5.738cm" svg:y2="1.005cm"><text:p/></draw:line></text:p>
      <text:p text:style-name="P9"><draw:line text:anchor-type="paragraph" draw:z-index="24" draw:name="Линия 11" draw:style-name="gr1" draw:text-style-name="P16" svg:x1="7.491cm" svg:y1="1.513cm" svg:x2="9.408cm" svg:y2="0.157cm"><text:p/></draw:line><draw:line text:anchor-type="paragraph" draw:z-index="28" draw:name="Горизонтальная линия 3" draw:style-name="gr1" draw:text-style-name="P16" svg:x1="8.978cm" svg:y1="0.157cm" svg:x2="9.408cm" svg:y2="0.157cm"><text:p/></draw:line><draw:line text:anchor-type="paragraph" draw:z-index="29" draw:name="Вертикальная линия 1" draw:style-name="gr1" draw:text-style-name="P16" svg:x1="9.409cm" svg:y1="0.554cm" svg:x2="9.409cm" svg:y2="0.157cm"><text:p/></draw:line></text:p>
      <text:p text:style-name="P9"><draw:custom-shape text:anchor-type="paragraph" draw:z-index="9" draw:name="Фигура 10" draw:style-name="gr10" draw:text-style-name="P17" svg:width="4.664cm" svg:height="2.052cm" svg:x="2.828cm" svg:y="0.032cm"><text:p text:style-name="P17">Psum = num_a ** 2</text:p><text:p text:style-name="P17">num_a = num_a + 1</text:p><text:p text:style-name="P17">Tsum += psum</text:p><draw:enhanced-geometry svg:viewBox="0 0 21600 21600" draw:type="rectangle" draw:enhanced-path="M 0 0 L 21600 0 21600 21600 0 21600 0 0 Z N"/></draw:custom-shape><draw:line text:anchor-type="paragraph" draw:z-index="27" draw:name="Горизонтальная линия 2" draw:style-name="gr1" draw:text-style-name="P16" svg:x1="6.465cm" svg:y1="0.032cm" svg:x2="5.738cm" svg:y2="0.032cm"><text:p/></draw:line></text:p>
      <text:p text:style-name="P9"/>
      <text:p text:style-name="P9"><draw:custom-shape text:anchor-type="paragraph" draw:z-index="10" draw:name="Фигура 11" draw:style-name="gr9" draw:text-style-name="P17" svg:width="5.79cm" svg:height="1.158cm" svg:x="10.597cm" svg:y="0.049cm"><text:p text:style-name="P17">Pritnt sum_of_squares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9"/>
      <text:p text:style-name="P9"><draw:line text:anchor-type="paragraph" draw:z-index="51" draw:name="Линия 28" draw:style-name="gr1" draw:text-style-name="P16" svg:x1="11.823cm" svg:y1="0.233cm" svg:x2="12.484cm" svg:y2="2.076cm"><text:p/></draw:line></text:p>
      <text:p text:style-name="P9"/>
      <text:p text:style-name="P9"/>
      <text:p text:style-name="P9"><draw:custom-shape text:anchor-type="paragraph" draw:z-index="11" draw:name="Фигура 12" draw:style-name="gr5" draw:text-style-name="P17" svg:width="4.132cm" svg:height="2.019cm" svg:x="0.845cm" svg:y="0.03cm"><text:p text:style-name="P17">Except ValueErro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9"><draw:custom-shape text:anchor-type="paragraph" draw:z-index="12" draw:name="Фигура 13" draw:style-name="gr4" draw:text-style-name="P17" svg:width="3.243cm" svg:height="1.158cm" svg:x="6.86cm" svg:y="0.171cm"><text:p text:style-name="P1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7" draw:name="Фигура 28" draw:style-name="gr3" draw:text-style-name="P17" svg:width="2.745cm" svg:height="1.026cm" svg:x="11.46cm" svg:y="0.129cm"><text:p text:style-name="P17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draw:line text:anchor-type="paragraph" draw:z-index="16" draw:name="Горизонтальная линия 1" draw:style-name="gr1" draw:text-style-name="P16" svg:x1="4.646cm" svg:y1="0.249cm" svg:x2="7.325cm" svg:y2="0.249cm"><text:p/></draw:line><draw:line text:anchor-type="paragraph" draw:z-index="50" draw:name="Линия 27" draw:style-name="gr1" draw:text-style-name="P16" svg:x1="9.606cm" svg:y1="0.349cm" svg:x2="11.46cm" svg:y2="0.217cm"><text:p/></draw:line></text:p>
      <text:p text:style-name="P9"/>
      <text:p text:style-name="P9"/>
      <text:p text:style-name="P9"/>
      <text:p text:style-name="P9"/>
      <text:p text:style-name="P5"><text:soft-page-break/>Текст программы:</text:p>
      <text:p text:style-name="P5"/>
      <text:p text:style-name="P13">while True:</text:p>
      <text:p text:style-name="P13"><text:s text:c="4"/>try:</text:p>
      <text:p text:style-name="P13"><text:s text:c="8"/>A = int(input("Введите число A: "))</text:p>
      <text:p text:style-name="P13"><text:s text:c="8"/>B = int(input("Введите число B: "))</text:p>
      <text:p text:style-name="P13"><text:s text:c="8"/></text:p>
      <text:p text:style-name="P13"><text:s text:c="8"/>if A &gt;= B:</text:p>
      <text:p text:style-name="P13"><text:s text:c="12"/>print("Ошибка! Число A должно быть меньше B.")</text:p>
      <text:p text:style-name="P13"><text:s text:c="12"/>continue</text:p>
      <text:p text:style-name="P13"><text:s text:c="8"/>if A &lt; 0 or B &lt; 0:</text:p>
      <text:p text:style-name="P13"><text:s text:c="12"/>print("Ошибка! Числа должны быть положительными!")</text:p>
      <text:p text:style-name="P13"><text:s text:c="12"/>continue</text:p>
      <text:p text:style-name="P13"/>
      <text:p text:style-name="P13"><text:s text:c="8"/>break</text:p>
      <text:p text:style-name="P13"><text:s text:c="4"/>except ValueError:</text:p>
      <text:p text:style-name="P13"><text:s text:c="8"/>print("Пожалуйста, введите целое число!")</text:p>
      <text:p text:style-name="P13"/>
      <text:p text:style-name="P13">sum_of_squares = 0</text:p>
      <text:p text:style-name="P13"/>
      <text:p text:style-name="P13">for i in range(A, B + 1):</text:p>
      <text:p text:style-name="P13"><text:s text:c="4"/>sum_of_squares += i ** 2</text:p>
      <text:p text:style-name="P13"/>
      <text:p text:style-name="P13">print(f"Сумма квадратов всех целых чисел от {A} до {B} равна {sum_of_squares}")</text:p>
      <text:p text:style-name="P13"/>
      <text:p text:style-name="P15">Протокол работы программы:</text:p>
      <text:p text:style-name="P15"/>
      <text:p text:style-name="P14">Введите число A: 3</text:p>
      <text:p text:style-name="P14">Введите число B: 6</text:p>
      <text:p text:style-name="P14">Сумма квадратов всех целых чисел от 3 до 6 равна 86</text:p>
      <text:p text:style-name="P14"/>
      <text:p text:style-name="P14">Process finished with exit code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Постановка задачию.</text:p>
      <text:p text:style-name="P6">Разработать программу, выводящую на экран количество месяцев и итоговую сумму вклада</text:p>
      <text:p text:style-name="P6"/>
      <text:p text:style-name="P4">Блок-схема алгоритма:</text:p>
      <text:p text:style-name="P4"/>
      <text:p text:style-name="P12"><draw:custom-shape text:anchor-type="paragraph" draw:z-index="30" draw:name="Фигура 14" draw:style-name="gr3" draw:text-style-name="P17" svg:width="2.745cm" svg:height="1.026cm" svg:x="0.413cm" svg:y="0.369cm"><text:p text:style-name="P17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Фигура 17" draw:style-name="gr8" draw:text-style-name="P17" svg:width="5.924cm" svg:height="1.523cm" svg:x="6.99cm" svg:y="0.399cm"><text:p text:style-name="P17">Input P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0"/>
      <text:p text:style-name="P10"><draw:line text:anchor-type="paragraph" draw:z-index="38" draw:name="Линия 14" draw:style-name="gr1" draw:text-style-name="P16" svg:x1="1.868cm" svg:y1="0.42cm" svg:x2="1.902cm" svg:y2="1.014cm"><text:p/></draw:line></text:p>
      <text:p text:style-name="P10"><draw:line text:anchor-type="paragraph" draw:z-index="42" draw:name="Линия 17" draw:style-name="gr1" draw:text-style-name="P16" svg:x1="4.415cm" svg:y1="2.677cm" svg:x2="8.384cm" svg:y2="0.46cm"><text:p/></draw:line><draw:line text:anchor-type="paragraph" draw:z-index="43" draw:name="Линия 18" draw:style-name="gr1" draw:text-style-name="P16" svg:x1="9.738cm" svg:y1="0.46cm" svg:x2="9.673cm" svg:y2="1.192cm"><text:p/></draw:line><draw:custom-shape text:anchor-type="paragraph" draw:z-index="33" draw:name="Фигура 18" draw:style-name="gr7" draw:text-style-name="P17" svg:width="4.368cm" svg:height="1.523cm" svg:x="0.245cm" svg:y="0.332cm"><text:p text:style-name="P17">Def calculate_deposit(P)</text:p><draw:enhanced-geometry svg:viewBox="0 0 21600 21600" draw:type="rectangle" draw:enhanced-path="M 0 0 L 21600 0 21600 21600 0 21600 0 0 Z N"/></draw:custom-shape></text:p>
      <text:p text:style-name="P10"><draw:custom-shape text:anchor-type="paragraph" draw:z-index="34" draw:name="Фигура 19" draw:style-name="gr6" draw:text-style-name="P18" svg:width="8.533cm" svg:height="2.678cm" svg:x="5.969cm" svg:y="0.339cm"><text:p text:style-name="P18"><text:span text:style-name="T12">m</text:span><text:span text:style-name="T12">o</text:span><text:span text:style-name="T12">n</text:span><text:span text:style-name="T12">t</text:span><text:span text:style-name="T12">h</text:span><text:span text:style-name="T12">s</text:span><text:span text:style-name="T12">,</text:span><text:span text:style-name="T12"> </text:span><text:span text:style-name="T12">f</text:span><text:span text:style-name="T12">i</text:span><text:span text:style-name="T12">n</text:span><text:span text:style-name="T12">a</text:span><text:span text:style-name="T12">l</text:span><text:span text:style-name="T12">_</text:span><text:span text:style-name="T12">d</text:span><text:span text:style-name="T12">e</text:span><text:span text:style-name="T12">p</text:span><text:span text:style-name="T12">o</text:span><text:span text:style-name="T12">s</text:span><text:span text:style-name="T12">i</text:span><text:span text:style-name="T12">t</text:span><text:span text:style-name="T12"> </text:span><text:span text:style-name="T12">=</text:span><text:span text:style-name="T12"> </text:span><text:span text:style-name="T12">c</text:span><text:span text:style-name="T12">a</text:span><text:span text:style-name="T12">l</text:span><text:span text:style-name="T12">c</text:span><text:span text:style-name="T12">u</text:span><text:span text:style-name="T12">l</text:span><text:span text:style-name="T12">a</text:span><text:span text:style-name="T12">t</text:span><text:span text:style-name="T12">e</text:span><text:span text:style-name="T12">_</text:span><text:span text:style-name="T12">d</text:span><text:span text:style-name="T12">e</text:span><text:span text:style-name="T12">p</text:span><text:span text:style-name="T12">o</text:span><text:span text:style-name="T12">s</text:span><text:span text:style-name="T12">i</text:span><text:span text:style-name="T12">t</text:span><text:span text:style-name="T12">(</text:span><text:span text:style-name="T12">P</text:span><text:span text:style-name="T12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0"/>
      <text:p text:style-name="P10"><draw:line text:anchor-type="paragraph" draw:z-index="39" draw:name="Линия 15" draw:style-name="gr1" draw:text-style-name="P16" svg:x1="1.902cm" svg:y1="0.224cm" svg:x2="0.413cm" svg:y2="1.926cm"><text:p/></draw:line></text:p>
      <text:p text:style-name="P10"><draw:custom-shape text:anchor-type="paragraph" draw:z-index="31" draw:name="Фигура 15" draw:style-name="gr2" draw:text-style-name="P17" svg:width="3.705cm" svg:height="2.019cm" svg:x="1.572cm" svg:y="0.168cm"><text:p text:style-name="P17">Whil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0"><draw:line text:anchor-type="paragraph" draw:z-index="44" draw:name="Линия 19" draw:style-name="gr1" draw:text-style-name="P16" svg:x1="9.012cm" svg:y1="0.28cm" svg:x2="7.92cm" svg:y2="1.799cm"><text:p/></draw:line></text:p>
      <text:p text:style-name="P10"><draw:custom-shape text:anchor-type="paragraph" draw:z-index="54" draw:name="Фигура 30" draw:style-name="gr2" draw:text-style-name="P17" svg:width="3.705cm" svg:height="2.019cm" svg:x="-1.901cm" svg:y="0.159cm"><text:p text:style-name="P17">tr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0"><draw:line text:anchor-type="paragraph" draw:z-index="55" draw:name="Line 2" draw:style-name="gr1" draw:text-style-name="P16" svg:x1="1.803cm" svg:y1="0.725cm" svg:x2="2.794cm" svg:y2="0.243cm"><text:p/></draw:line></text:p>
      <text:p text:style-name="P10"><draw:custom-shape text:anchor-type="paragraph" draw:z-index="35" draw:name="Фигура 21" draw:style-name="gr4" draw:text-style-name="P17" svg:width="3.243cm" svg:height="1.158cm" svg:x="5.77cm" svg:y="0.27cm"><text:p text:style-name="P1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0"/>
      <text:p text:style-name="P10"><draw:line text:anchor-type="paragraph" draw:z-index="52" draw:name="Линия 29" draw:style-name="gr1" draw:text-style-name="P16" svg:x1="6.631cm" svg:y1="0.453cm" svg:x2="5.671cm" svg:y2="1.084cm"><text:p/></draw:line><draw:line text:anchor-type="paragraph" draw:z-index="40" draw:name="Линия 16" draw:style-name="gr1" draw:text-style-name="P16" svg:x1="-0.083cm" svg:y1="0.229cm" svg:x2="1.24cm" svg:y2="6.44cm"><text:p/></draw:line></text:p>
      <text:p text:style-name="P10"/>
      <text:p text:style-name="P10"><draw:custom-shape text:anchor-type="paragraph" draw:z-index="46" draw:name="Фигура 27" draw:style-name="gr3" draw:text-style-name="P17" svg:width="2.745cm" svg:height="1.026cm" svg:x="3.422cm" svg:y="0.111cm"><text:p text:style-name="P17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36" draw:name="Фигура 25" draw:style-name="gr5" draw:text-style-name="P17" svg:width="4.132cm" svg:height="2.019cm" svg:x="-0.81cm" svg:y="0.111cm"><text:p text:style-name="P17">Except ValueErro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0"><draw:custom-shape text:anchor-type="paragraph" draw:z-index="37" draw:name="Фигура 26" draw:style-name="gr4" draw:text-style-name="P17" svg:width="3.243cm" svg:height="1.158cm" svg:x="4.842cm" svg:y="0.416cm"><text:p text:style-name="P1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0"><draw:line text:anchor-type="paragraph" draw:z-index="41" draw:name="Горизонтальная линия 4" draw:style-name="gr1" draw:text-style-name="P16" svg:x1="2.727cm" svg:y1="0.46cm" svg:x2="5.406cm" svg:y2="0.46cm"><text:p/></draw:line></text:p>
      <text:p text:style-name="P10"><draw:custom-shape text:anchor-type="paragraph" draw:z-index="45" draw:name="Фигура 16" draw:style-name="gr3" draw:text-style-name="P17" svg:width="2.745cm" svg:height="1.026cm" svg:x="10.368cm" svg:y="0.009cm"><text:p text:style-name="P17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3" draw:name="Линия 31" draw:style-name="gr1" draw:text-style-name="P16" svg:x1="7.754cm" svg:y1="0.021cm" svg:x2="10.368cm" svg:y2="0.617cm"><text:p/></draw:line></text:p>
      <text:p text:style-name="P10"/>
      <text:p text:style-name="P10"/>
      <text:p text:style-name="P10"/>
      <text:p text:style-name="P10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3"><text:soft-page-break/>Текст программы:</text:p>
      <text:p text:style-name="Standard"/>
      <text:p text:style-name="P8"><text:span text:style-name="T4">#Начальный вклад в банке равен 1000 руб. Через каждый месяц размер вклада</text:span><text:line-break/><text:span text:style-name="T4">#увеличивается на P процентов от имеющейся суммы (P — вещественное число, 0&lt; P</text:span><text:line-break/><text:span text:style-name="T4">#&lt;25). По данному P определить, через сколько месяцев размер вклада превысит 1100</text:span><text:line-break/><text:span text:style-name="T4">#руб., и вывести найденное количество месяцев K (целое число) и итоговый размер</text:span><text:line-break/><text:span text:style-name="T4">#вклада S (вещественное число).</text:span><text:line-break/><text:line-break/><text:span text:style-name="T5">def </text:span><text:span text:style-name="T6">calculate_deposit</text:span><text:span text:style-name="T7">(P):</text:span><text:line-break/><text:line-break/><text:span text:style-name="T7"> <text:s text:c="3"/>initial_deposit = </text:span><text:span text:style-name="T8">1000</text:span><text:line-break/><text:span text:style-name="T8"> <text:s text:c="3"/></text:span><text:span text:style-name="T7">target_deposit = </text:span><text:span text:style-name="T8">1100</text:span><text:line-break/><text:span text:style-name="T8"> <text:s text:c="3"/></text:span><text:line-break/><text:span text:style-name="T8"> <text:s text:c="3"/></text:span><text:span text:style-name="T5">if not </text:span><text:span text:style-name="T7">(</text:span><text:span text:style-name="T8">0 </text:span><text:span text:style-name="T7">&lt; P &lt; </text:span><text:span text:style-name="T8">25</text:span><text:span text:style-name="T7">):</text:span><text:line-break/><text:span text:style-name="T7"> <text:s text:c="7"/></text:span><text:span text:style-name="T5">raise </text:span><text:span text:style-name="T9">ValueError</text:span><text:span text:style-name="T7">(</text:span><text:span text:style-name="T10">"Процентная ставка должна быть в пределах от 0 до 25"</text:span><text:span text:style-name="T7">)</text:span><text:line-break/><text:span text:style-name="T7"> <text:s text:c="3"/></text:span><text:line-break/><text:span text:style-name="T7"> <text:s text:c="3"/>monthly_rate = P / </text:span><text:span text:style-name="T8">100</text:span><text:line-break/><text:span text:style-name="T8"> <text:s text:c="3"/></text:span><text:line-break/><text:span text:style-name="T8"> <text:s text:c="3"/></text:span><text:span text:style-name="T7">current_deposit = initial_deposit</text:span><text:line-break/><text:span text:style-name="T7"> <text:s text:c="3"/>month_count = </text:span><text:span text:style-name="T8">0</text:span><text:line-break/><text:span text:style-name="T8"> <text:s text:c="3"/></text:span><text:line-break/><text:span text:style-name="T8"> <text:s text:c="3"/></text:span><text:span text:style-name="T5">while </text:span><text:span text:style-name="T7">current_deposit &lt;= target_deposit:</text:span><text:line-break/><text:line-break/><text:span text:style-name="T7"> <text:s text:c="7"/>current_deposit *= (</text:span><text:span text:style-name="T8">1 </text:span><text:span text:style-name="T7">+ monthly_rate)</text:span><text:line-break/><text:span text:style-name="T7"> <text:s text:c="7"/>month_count += </text:span><text:span text:style-name="T8">1</text:span><text:line-break/><text:span text:style-name="T8"> <text:s text:c="3"/></text:span><text:line-break/><text:span text:style-name="T8"> <text:s text:c="3"/></text:span><text:span text:style-name="T5">return </text:span><text:span text:style-name="T7">month_count</text:span><text:span text:style-name="T5">, </text:span><text:span text:style-name="T9">round</text:span><text:span text:style-name="T7">(current_deposit</text:span><text:span text:style-name="T5">, </text:span><text:span text:style-name="T8">2</text:span><text:span text:style-name="T7">)</text:span><text:line-break/><text:line-break/><text:line-break/><text:span text:style-name="T5">while True</text:span><text:span text:style-name="T7">:</text:span><text:line-break/><text:span text:style-name="T7"> <text:s text:c="3"/></text:span><text:span text:style-name="T5">try</text:span><text:span text:style-name="T7">:</text:span><text:line-break/><text:span text:style-name="T7"> <text:s text:c="7"/>P = </text:span><text:span text:style-name="T9">float</text:span><text:span text:style-name="T7">(</text:span><text:span text:style-name="T9">input</text:span><text:span text:style-name="T7">(</text:span><text:span text:style-name="T10">"Введите процентную ставку (от 0 до 25): "</text:span><text:span text:style-name="T7">))</text:span><text:line-break/><text:span text:style-name="T7"> <text:s text:c="7"/>months</text:span><text:span text:style-name="T5">, </text:span><text:span text:style-name="T7">final_deposit = calculate_deposit(P)</text:span><text:line-break/><text:span text:style-name="T7"> <text:s text:c="7"/></text:span><text:span text:style-name="T9">print</text:span><text:span text:style-name="T7">(</text:span><text:span text:style-name="T10">f"Через </text:span><text:span text:style-name="T5">{</text:span><text:span text:style-name="T7">months</text:span><text:span text:style-name="T5">}</text:span><text:span text:style-name="T10"> месяцев размер вклада составит </text:span><text:span text:style-name="T5">{</text:span><text:span text:style-name="T7">final_deposit</text:span><text:span text:style-name="T5">}</text:span><text:span text:style-name="T10"> рублей."</text:span><text:span text:style-name="T7">)</text:span><text:line-break/><text:span text:style-name="T7"> <text:s text:c="7"/></text:span><text:span text:style-name="T5">break</text:span><text:line-break/><text:span text:style-name="T5"> <text:s text:c="3"/>except </text:span><text:span text:style-name="T9">ValueError</text:span><text:span text:style-name="T7">:</text:span><text:line-break/><text:span text:style-name="T7"> <text:s text:c="7"/></text:span><text:span text:style-name="T9">print</text:span><text:span text:style-name="T7">(</text:span><text:span text:style-name="T10">"Неверно введена процентная ставка. Попробуйте еще раз."</text:span><text:span text:style-name="T7">)</text:span></text:p>
      <text:p text:style-name="P7"/>
      <text:p text:style-name="Standard"/>
      <text:p text:style-name="Standard"/>
      <text:p text:style-name="P3">Протокол работы программы:</text:p>
      <text:p text:style-name="P3"/>
      <text:p text:style-name="P3">Введите процентную ставку (от 0 до 25): 23</text:p>
      <text:p text:style-name="P3">Через 1 месяцев размер вклада составит 1230.0 рублей.</text:p>
      <text:p text:style-name="P3"/>
      <text:p text:style-name="P3">Process finished with exit code 0</text:p>
      <text:p text:style-name="Standard"/>
      <text:p text:style-name="Standard"><text:span text:style-name="T2">Вывод:</text:span> в процессе выполнения практического занятия выработал(а) навыки составления</text:p>
      <text:p text:style-name="Standard">программ циклической структуры в IDE PyCharm Community. Были использованы</text:p>
      <text:p text:style-name="Standard">языковые конструкции <text:span text:style-name="T3">while, if.</text:span></text:p>
      <text:p text:style-name="Standard">Выполнены разработка кода, отладка, тестирование, оптимизация программного кода.</text:p>
      <text:p text:style-name="Standard"><text:soft-page-break/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2" style:font-family-asian="Tahom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2-13T10:00:54.143112912</dc:date>
    <meta:editing-cycles>5</meta:editing-cycles>
    <meta:editing-duration>PT15M26S</meta:editing-duration>
    <meta:document-statistic meta:table-count="0" meta:image-count="0" meta:object-count="0" meta:page-count="5" meta:paragraph-count="48" meta:word-count="382" meta:character-count="2946" meta:non-whitespace-character-count="2360"/>
    <meta:user-defined meta:name="Поле 1"/>
    <meta:user-defined meta:name="Поле 2"/>
    <meta:user-defined meta:name="Поле 3"/>
    <meta:user-defined meta:name="Поле 4"/>
  </office:meta>
</office:document-meta>
</file>